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min_login">
        <table:table-row>
          <table:table-cell office:value-type="float" office:value="1">
            <text:p>1</text:p>
          </table:table-cell>
          <table:table-cell office:value-type="string">
            <text:p>ambadas.kasturi@synergy.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unil.pandey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bhay.bhudolia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oonam.ghune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Rajesh.gupta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enugopal.menon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arjerao.kamble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ikas.gaikwad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mangesh.shirke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pratik.mehta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pravin.nerkar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suryakanth.shabolu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pallavi.inamdar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yogita.sawant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Jayaram.patra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ajeev.chaubal.admin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rupesh.acharekar.admin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rohan.panwala@vvfltd.com</text:p>
          </table:table-cell>
          <table:table-cell office:value-type="string">
            <text:p>123456</text:p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10.18</meta:generator>
    <meta:initial-creator>phpMyAdmin 4.0.10.18</meta:initial-creator>
    <meta:creation-date>2017-04-05T10:01:06</meta:creation-date>
  </office:meta>
</office:document-meta>
</file>